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junctionScor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junction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junction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junctionScorer.ConjunctionScorer( Similarity similarity , Collection sco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junction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junctionScore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junctionScorer.do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junction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junctionScorer.ConjunctionScorer( Similarity similarity , Scorer [ ] scor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junctionScorer.init( in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